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NameInput.deliverEvent( EventObject ev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eeView.readXMLFile( String filename , JTextArea ta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FileNameInput.FileName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Storer.warning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NameInput.addTextListener( TextListener 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eeView.main( String argv [ ]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TreeView.nodeSelected( TreeNode treeNod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TreeView.getPreferred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Error.getLine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seError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View.actionPerformed( java . awt . event . ActionEvent 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arseError.getMs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View.getMinimum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Storer.ErrorSto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eeView.prin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rrorStorer.fatal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Storer.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NameInput.FileNameInput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ileNameInput.removeTextListener( TextListener 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View.TreeView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TreeView.valueChanged( TreeSele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TreeCellRenderer.getTreeCellRendererComponent( JTree tree , Object value , boolean selected , boolean expanded , boolean leaf , int row , boolean hasFocu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TreeView.textValueChanged( Text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eeView.Tree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Error.getChar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rrorStorer.getError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seError.ParseError( String fileName , int lineNo , int charOffset , Object key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rrorStorer.handleError( SAXParseException ex , int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ErrorStorer.getError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Erro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View.getRoot( String fil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reeView.refreshUI( String file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FileNameInput.actionPerformed( Action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eeView.expandTre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eeView.createURL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rrorStorer.resetErr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Error.setMs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View.windowClosing( java . awt . event . Window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View.createUI( String fi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3">
            <text:p text:style-name="Table_20_Contents">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